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solid" draw:stroke-dash="Ultrafine_20_Dashed" svg:stroke-width="0.152cm" draw:marker-start-width="0.533cm" draw:marker-end="Arrow" draw:marker-end-width="0.533cm" draw:textarea-horizontal-align="center" draw:textarea-vertical-align="middle" fo:padding-top="0.201cm" fo:padding-bottom="0.201cm" fo:padding-left="0.326cm" fo:padding-right="0.326cm" draw:shadow-offset-x="0.305cm" draw:shadow-offset-y="0.30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solid" draw:stroke-dash="Ultrafine_20_Dashed" svg:stroke-width="0.152cm" draw:marker-start-width="0.427cm" draw:marker-end="Arrow" draw:marker-end-width="0.527cm" draw:textarea-horizontal-align="center" draw:textarea-vertical-align="middle" fo:padding-top="0.2cm" fo:padding-bottom="0.2cm" fo:padding-left="0.325cm" fo:padding-right="0.32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905cm" svg:height="1.27cm" svg:x="7.985cm" svg:y="9.89cm">
          <text:p text:style-name="P1">I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1" xml:id="id2" draw:id="id2" draw:layer="layout" svg:width="1.905cm" svg:height="1.27cm" svg:x="14.335cm" svg:y="9.89cm">
          <text:p/>
        </draw:rect>
        <draw:connector draw:style-name="gr3" draw:text-style-name="P1" draw:layer="layout" draw:type="line" svg:x1="9.89cm" svg:y1="10.525cm" svg:x2="14.335cm" svg:y2="10.525cm" draw:start-shape="id1" draw:start-glue-point="1" draw:end-shape="id2" draw:end-glue-point="3" svg:d="m9890 10525h4445">
          <text:p/>
        </draw:connector>
        <draw:custom-shape draw:style-name="gr1" draw:text-style-name="P1" xml:id="id4" draw:id="id4" draw:layer="layout" svg:width="1.905cm" svg:height="1.27cm" svg:x="14.335cm" svg:y="11.795cm">
          <text:p text:style-name="P1">Ou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1" xml:id="id3" draw:id="id3" draw:layer="layout" svg:width="1.905cm" svg:height="1.27cm" svg:x="7.985cm" svg:y="11.795cm">
          <text:p/>
        </draw:rect>
        <draw:custom-shape draw:style-name="gr4" draw:text-style-name="P1" draw:layer="layout" svg:width="1.27cm" svg:height="1.27cm" svg:x="11.795cm" svg:y="11.795cm">
          <text:p/>
          <draw:enhanced-geometry svg:viewBox="0 0 21600 21600" draw:glue-points="10800 0 10800 10800 10800 21600" draw:text-areas="5400 5400 16200 16200" draw:type="flowchart-collate" draw:enhanced-path="M 0 0 L 21600 21600 0 21600 21600 0 0 0 Z N"/>
        </draw:custom-shape>
        <draw:connector draw:style-name="gr5" draw:text-style-name="P1" draw:layer="layout" draw:type="line" svg:x1="9.89cm" svg:y1="12.43cm" svg:x2="14.335cm" svg:y2="12.43cm" draw:start-shape="id3" draw:start-glue-point="1" draw:end-shape="id4" draw:end-glue-point="3" svg:d="m9890 12430h4445">
          <text:p text:style-name="P1"><text:s text:c="3"/>k</text:p>
          <text:p text:style-name="P1"/>
        </draw:connector>
        <draw:line draw:style-name="gr2" draw:text-style-name="P1" draw:layer="layout" svg:x1="10.525cm" svg:y1="11.16cm" svg:x2="11.16cm" svg:y2="9.89cm">
          <text:p/>
        </draw:line>
        <draw:line draw:style-name="gr2" draw:text-style-name="P1" draw:layer="layout" svg:x1="10.525cm" svg:y1="13.065cm" svg:x2="11.16cm" svg:y2="11.79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Rising</meta:initial-creator>
    <meta:creation-date>2012-01-22T12:29:24</meta:creation-date>
    <dc:date>2012-01-22T12:49:39</dc:date>
    <dc:creator>James Rising</dc:creator>
    <meta:editing-duration>PT4M59S</meta:editing-duration>
    <meta:editing-cycles>1</meta:editing-cycles>
    <meta:document-statistic meta:object-count="9"/>
    <meta:generator>OpenOffice.org/3.3$Unix OpenOffice.org_project/330m20$Build-9567</meta:generator>
  </office:meta>
</office:document-meta>
</file>